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ż proszę Cię już teraz, zacznij tę akcję o której mówiliśmy ostatnio w Jaworowie: wydostań z Królewca pruskiego wdowę po Kalksteinie z dziećmi i przywieź ich do nas, ale każ dobrze strzec, bo elektor długie ręce ostatnio u nas miewa..."</text:p>
      <text:p text:style-name="P9">W ci<text:span text:style-name="T6">ą</text:span>gu listopada trudniej si<text:span text:style-name="T6">ę</text:span> wojowa<text:span text:style-name="T6">ł</text:span>o wo<text:span text:style-name="T6">ł</text:span>ochom pana Ostrowskiego w Mo<text:span text:style-name="T6">ł</text:span>dawii. Co prawda jesie<text:span text:style-name="T6">ń</text:span> by<text:span text:style-name="T6">ł</text:span>a cieplejsza na po<text:span text:style-name="T6">ł</text:span>udnie od Dniestru, pogoda zatem nie do<text:span text:style-name="T6">ś</text:span>wiadcza<text:span text:style-name="T6">ł</text:span>a wojak<text:span text:style-name="T6">ó</text:span>w, i <text:span text:style-name="T6">ś</text:span>wie<text:span text:style-name="T6">ż</text:span>a pasza dla koni zawsze by<text:span text:style-name="T6">ł</text:span>a. Lecz transporty wroga coraz lepiej uzbrojone chadza<text:span text:style-name="T6">ł</text:span>y, a ich etapy zawsze w umocnionych obozach stawa<text:span text:style-name="T6">ł</text:span>y, na kt<text:span text:style-name="T6">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nej wiktorii zeszłorocznej zapadł i tylko obserwował. Zamek w Chocimiu przez Janczarów był obsadzony i dla pana Ostrowskiego nie do zdobycia, mimo że wiekowy. Lecz nocami przez most pod zamkiem przekradali się gońcy polscy i tak oto Ostrowski wreszcie porozumiał się z panem Sieniawskim, świeżo mianowanym marszałkiem nadwornym koronnym, który z rozkazu króla przepraw przez Dniestr miał za wszelką cenę strzec. Czaty Ostrowskiego pod Chocimiem wielce mu się przydały.</text:span></text:p>
      <text:p text:style-name="P9"><text:span text:style-name="T6">I oto dnia pierwszego grudnia, przez prószący śnieg, ujrzał pan Ostrowsc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span></text:p>
      <text:p text:style-name="P9">Mieszka<text:span text:style-name="T6">ń</text:span>cy Bia<text:span text:style-name="T6">ł</text:span>ogrodu ju<text:span text:style-name="T6">ż</text:span> przyzwyczaili si<text:span text:style-name="T6">ę</text:span> do my<text:span text:style-name="T6">ś</text:span>li, <text:span text:style-name="T6">ż</text:span>e wojna przewali si<text:span text:style-name="T6">ę</text:span> wok<text:span text:style-name="T6">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k więc znowu przemierzał Medżi Gerej Mołdawię dla chwały Kalifa i Sułtana. Przed nim posuwał się długi wąż innych oddziałów tatarskich, które z Krymu alboli też nawet ze stepów Nogajskich dołączyły. Dowodził zaś tym razem młody Adży Girej.</text:span></text:p>
      <text:p text:style-name="P9"><text:span text:style-name="T6">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text:span><text:soft-page-break/><text:span text:style-name="T6">wojska na kilka czambułów, i właśnie odesłał Nogajów na wschód, na Mohylów, gdy zza zagajnika obok wioski zwanej przez Lachów Rudą wyszły dwa pułki jazdy polskiej.</text:span></text:p>
      <text:p text:style-name="P9"><text:span text:style-name="T6"/></text:p>
      <text:p text:style-name="P9">Tatarzy bior<text:span text:style-name="T6">ą</text:span> udzia<text:span text:style-name="T6">ł</text:span> w bitwie pod Rud<text:span text:style-name="T6">ą, Jabłonowski ma zamiar odciąć Tatarów, po</text:span><text:span text:style-name="T6">ś</text:span>cig, w kt<text:span text:style-name="T6">ó</text:span>rym bierze udzia<text:span text:style-name="T6">ł</text:span> Starczy<text:span text:style-name="T6">ń</text:span>ski.<text:span text:style-name="T6"> Bia</text:span><text:span text:style-name="T6">ł</text:span>ogrodzcy uciekaj<text:span text:style-name="T6">ą</text:span>. <text:span text:style-name="T6">JEdnocześnie Sieniawski broni Żwańca, tam jest Peter. <text:s/>P</text:span>ojawiają się Turcy pod Kapłanem Paszą</text:p>
      <text:p text:style-name="P9">Przybycie odsieczy tureckiej</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4-02T18:29:47.08</dc:date>
    <meta:editing-cycles>882</meta:editing-cycles>
    <meta:editing-duration>P2DT20H37M27S</meta:editing-duration>
    <meta:document-statistic meta:table-count="0" meta:image-count="0" meta:object-count="0" meta:page-count="18" meta:paragraph-count="162" meta:word-count="8913" meta:character-count="6002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